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.14mm"/>
    </style:style>
    <style:style style:name="co2" style:family="table-column">
      <style:table-column-properties fo:break-before="auto" style:column-width="23.5mm"/>
    </style:style>
    <style:style style:name="co3" style:family="table-column">
      <style:table-column-properties fo:break-before="auto" style:column-width="20.23mm"/>
    </style:style>
    <style:style style:name="co4" style:family="table-column">
      <style:table-column-properties fo:break-before="auto" style:column-width="73.3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ed_GarLorrPa.tx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okens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lemmas</text:p>
          </table:table-cell>
          <table:table-cell office:value-type="string" calcext:value-type="string">
            <text:p>morph</text:p>
          </table:table-cell>
        </table:table-row>
        <table:table-row table:style-name="ro1">
          <table:table-cell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Vaunub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ameillos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Rigau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runel</text:p>
          </table:table-cell>
          <table:table-cell office:value-type="string" calcext:value-type="string">
            <text:p>NOMB.=p|GENRE=m|CAS=r|DEGRE=p</text:p>
          </table:table-cell>
        </table:table-row>
        <table:table-row table:style-name="ro1">
          <table:table-cell office:value-type="string" calcext:value-type="string">
            <text:p>sieg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ieg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mi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bien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DEGRE=p</text:p>
          </table:table-cell>
        </table:table-row>
        <table:table-row table:style-name="ro1">
          <table:table-cell office:value-type="string" calcext:value-type="string">
            <text:p>j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NOMB.=s|GENRE=n|CAS=r</text:p>
          </table:table-cell>
        </table:table-row>
        <table:table-row table:style-name="ro1">
          <table:table-cell office:value-type="string" calcext:value-type="string">
            <text:p>d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mpereri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mpererriz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Oïl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öil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da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am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f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oi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do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Sai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en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Bien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DEGRE=p</text:p>
          </table:table-cell>
        </table:table-row>
        <table:table-row table:style-name="ro1">
          <table:table-cell office:value-type="string" calcext:value-type="string">
            <text:p>s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trois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mil</text:p>
          </table:table-cell>
          <table:table-cell office:value-type="string" calcext:value-type="string">
            <text:p>PROcar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hevalier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genti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gentil</text:p>
          </table:table-cell>
          <table:table-cell office:value-type="string" calcext:value-type="string">
            <text:p>NOMB.=p|GENRE=m|CAS=r|DEGRE=p</text:p>
          </table:table-cell>
        </table:table-row>
        <table:table-row table:style-name="ro1">
          <table:table-cell office:value-type="string" calcext:value-type="string">
            <text:p>Huimé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devon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Beg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B.=p|GENRE=m|CAS=r|DEGRE=p</text:p>
          </table:table-cell>
        </table:table-row>
        <table:table-row table:style-name="ro1">
          <table:table-cell office:value-type="string" calcext:value-type="string">
            <text:p>reven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reven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Rich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riche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servis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ervis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f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mpereri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mpererriz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Bego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mport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mporter2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ohera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Ardane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ardre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less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rdeno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ardenois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s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mi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oherain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ostier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utre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s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ganchi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guenchir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Gord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gard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ristr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onque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fi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iner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Ces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damoisel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amoisel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chant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chant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sbaud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esbaud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Halt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haut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fes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est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chascuns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chascun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vial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oï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aint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Mar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NOMB.=s|GENRE=n|CAS=r</text:p>
          </table:table-cell>
        </table:table-row>
        <table:table-row table:style-name="ro1">
          <table:table-cell office:value-type="string" calcext:value-type="string">
            <text:p>d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u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Garin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Rein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öine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da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am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lo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cor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eu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ten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Sauv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cor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trestoz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trestot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mes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m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cuer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trambl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trembler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pr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ol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dolor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Qu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av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avis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qu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doi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part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part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ex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bien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DEGRE=p</text:p>
          </table:table-cell>
        </table:table-row>
        <table:table-row table:style-name="ro1"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doi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ven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avenan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onez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o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mo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si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ten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tens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veï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utre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chos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os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to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ple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la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screm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scremi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Dite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lo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mo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PROint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enez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vou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m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ai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Am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amer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NOMB.=s|GENRE=n|CAS=r</text:p>
          </table:table-cell>
        </table:table-row>
        <table:table-row table:style-name="ro1">
          <table:table-cell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nost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paï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äis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Meumes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maumetr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ost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mi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xv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quinze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dis</text:p>
          </table:table-cell>
          <table:table-cell office:value-type="string" calcext:value-type="string">
            <text:p>PROcar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Quex</text:p>
          </table:table-cell>
          <table:table-cell office:value-type="string" calcext:value-type="string">
            <text:p>DETrel</text:p>
          </table:table-cell>
          <table:table-cell office:value-type="string" calcext:value-type="string">
            <text:p>quel1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hom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NOMB.=s|GENRE=n|CAS=r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NOMB.=s|GENRE=n|CAS=r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ele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bie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bier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g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jes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malade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alade</text:p>
          </table:table-cell>
          <table:table-cell office:value-type="string" calcext:value-type="string">
            <text:p>NOMB.=s|GENRE=m|CAS=n|DEGRE=p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navrez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navr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oci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ab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abaissi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Vou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lo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sauroiz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vostres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fre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rer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u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Begu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baissi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Bel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ami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fores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Fromor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ichart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lo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posteï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öestëif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o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vou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etranchié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detrenchi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oci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u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ent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o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po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nrag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nragi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vi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vif</text:p>
          </table:table-cell>
          <table:table-cell office:value-type="string" calcext:value-type="string">
            <text:p>NOMB.=s|GENRE=m|CAS=n|DEGRE=p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du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cr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N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nëis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eu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tonant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po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ese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oï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Garin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pasm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asm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o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ten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relev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relev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oiez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d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oi</text:p>
          </table:table-cell>
          <table:table-cell office:value-type="string" calcext:value-type="string">
            <text:p>PROint</text:p>
          </table:table-cell>
          <table:table-cell office:value-type="string" calcext:value-type="string">
            <text:p>coi2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biau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fre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rer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vou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Fromon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roissier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oci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diso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qu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sto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nost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m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No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stien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guerroié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guerroiier2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haï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häi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p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ais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fu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fet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o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r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Pep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eprendre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mort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uss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joï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jö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e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elui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NOMB.=s|GENRE=m|CAS=i</text:p>
          </table:table-cell>
        </table:table-row>
        <table:table-row table:style-name="ro1"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ev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aigu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f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NOMB.=s|GENRE=m|CAS=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11T21:28:16.636788722</dc:date>
    <meta:editing-duration>PT1M7S</meta:editing-duration>
    <meta:editing-cycles>1</meta:editing-cycles>
    <meta:document-statistic meta:table-count="1" meta:cell-count="1184" meta:object-count="0"/>
    <meta:generator>LibreOffice/5.1.6.2$Linux_X86_64 LibreOffice_project/10m0$Build-2</meta:generator>
  </office:meta>
</office:document-meta>
</file>